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11.5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521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 style:data-style-name="N108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5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/>
          <table:table-cell office:value-type="string">
            <text:p>Hydrogen</text:p>
          </table:table-cell>
          <table:table-cell office:value-type="string">
            <text:p>Carbon</text:p>
          </table:table-cell>
          <table:table-cell office:value-type="string">
            <text:p>Metals</text:p>
          </table:table-cell>
          <table:table-cell office:value-type="string">
            <text:p>Rare Earth Elements</text:p>
          </table:table-cell>
          <table:table-cell office:value-type="string">
            <text:p>Semiconductors</text:p>
          </table:table-cell>
          <table:table-cell office:value-type="string">
            <text:p>Heisenbergium</text:p>
          </table:table-cell>
          <table:table-cell office:value-type="string">
            <text:p>M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table:style-name="ce1" office:value-type="string" table:number-columns-spanned="1" table:number-rows-spanned="2">
            <text:p>Water</text:p>
          </table:table-cell>
          <table:table-cell/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64">
            <text:p>64,0</text:p>
          </table:table-cell>
        </table:table-row>
        <table:table-row table:style-name="ro1">
          <table:table-cell/>
          <table:table-cell office:value-type="string">
            <text:p>Ice</text:p>
          </table:table-cell>
          <table:covered-table-cell/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Plutonic Rock</text:p>
          </table:table-cell>
          <table:table-cell table:style-name="ce1" office:value-type="string" table:number-columns-spanned="1" table:number-rows-spanned="16">
            <text:p>Standard Matter</text:p>
          </table:table-cell>
          <table:table-cell office:value-type="string">
            <text:p>Slowly cooled magma -&gt; crystalline rock (granite); Igneous Rock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Volcanic Rock</text:p>
          </table:table-cell>
          <table:covered-table-cell table:style-name="ce1"/>
          <table:table-cell office:value-type="string">
            <text:p>Fast coold volcanic rock (basalt); Igneous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astic Sedimentary Rock</text:p>
          </table:table-cell>
          <table:covered-table-cell table:style-name="ce1"/>
          <table:table-cell office:value-type="string">
            <text:p>Conglomera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0">
            <text:p>230,0</text:p>
          </table:table-cell>
        </table:table-row>
        <table:table-row table:style-name="ro1">
          <table:table-cell/>
          <table:table-cell office:value-type="string">
            <text:p>Chemical Sedimentary Rock</text:p>
          </table:table-cell>
          <table:covered-table-cell table:style-name="ce1"/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Salt</text:p>
          </table:table-cell>
          <table:covered-table-cell table:style-name="ce1"/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Metamorphic Rock</text:p>
          </table:table-cell>
          <table:covered-table-cell table:style-name="ce1"/>
          <table:table-cell office:value-type="string">
            <text:p>Gneis, Marble, ..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Ore</text:p>
          </table:table-cell>
          <table:covered-table-cell table:style-name="ce1"/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are Ore</text:p>
          </table:table-cell>
          <table:covered-table-cell table:style-name="ce1"/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Forzen Gas</text:p>
          </table:table-cell>
          <table:covered-table-cell table:style-name="ce1"/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Pyroklastite</text:p>
          </table:table-cell>
          <table:covered-table-cell table:style-name="ce1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Silicate</text:p>
          </table:table-cell>
          <table:covered-table-cell table:style-name="ce1"/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Magnetite</text:p>
          </table:table-cell>
          <table:covered-table-cell table:style-name="ce1"/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old</text:p>
          </table:table-cell>
          <table:covered-table-cell table:style-name="ce1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Lava</text:p>
          </table:table-cell>
          <table:covered-table-cell table:style-name="ce1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Sand</text:p>
          </table:table-cell>
          <table:covered-table-cell table:style-name="ce1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rbage</text:p>
          </table:table-cell>
          <table:covered-table-cell table:style-name="ce1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Organic Sedimentary Rock</text:p>
          </table:table-cell>
          <table:table-cell table:style-name="ce1" office:value-type="string" table:number-columns-spanned="1" table:number-rows-spanned="10">
            <text:p>Organic Matter</text:p>
          </table:table-cell>
          <table:table-cell office:value-type="string">
            <text:p>Cal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ood</text:p>
          </table:table-cell>
          <table:covered-table-cell table:style-name="ce1"/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Earth</text:p>
          </table:table-cell>
          <table:covered-table-cell table:style-name="ce1"/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rass</text:p>
          </table:table-cell>
          <table:covered-table-cell table:style-name="ce1"/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Fungus</text:p>
          </table:table-cell>
          <table:covered-table-cell table:style-name="ce1"/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Chalk</text:p>
          </table:table-cell>
          <table:covered-table-cell table:style-name="ce1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Algae</text:p>
          </table:table-cell>
          <table:covered-table-cell table:style-name="ce1"/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Oil</text:p>
          </table:table-cell>
          <table:covered-table-cell table:style-name="ce1"/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Leafs</text:p>
          </table:table-cell>
          <table:covered-table-cell table:style-name="ce1"/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Plastic</text:p>
          </table:table-cell>
          <table:covered-table-cell table:style-name="ce1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Crystalin Solar Matter</text:p>
          </table:table-cell>
          <table:table-cell table:style-name="ce1" office:value-type="string" table:number-columns-spanned="1" table:number-rows-spanned="4">
            <text:p>Solar Matter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eisenberg Plasma</text:p>
          </table:table-cell>
          <table:covered-table-cell table:style-name="ce1"/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Hydrogen Plasma</text:p>
          </table:table-cell>
          <table:covered-table-cell table:style-name="ce1"/>
          <table:table-cell/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Helium Plasma</text:p>
          </table:table-cell>
          <table:covered-table-cell table:style-name="ce1"/>
          <table:table-cell/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puter I</text:p>
          </table:table-cell>
          <table:table-cell table:style-name="ce1" office:value-type="string">
            <text:p>Computers</text:p>
          </table:table-cell>
          <table:table-cell office:value-type="string">
            <text:p>Controls up to 256 Voxel</text:p>
          </table:table-cell>
          <table:table-cell office:value-type="float" office:value="3">
            <text:p>3</text:p>
          </table:table-cell>
          <table:table-cell office:value-type="float" office:value="0.95">
            <text:p>0,95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285">
            <text:p>285,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lar Cell I</text:p>
          </table:table-cell>
          <table:table-cell table:style-name="ce1" office:value-type="string">
            <text:p>Reactor</text:p>
          </table:table-cell>
          <table:table-cell office:value-type="string">
            <text:p>Produces energy based on solar energy (density?)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9">
            <text:p>0,9</text:p>
          </table:table-cell>
          <table:table-cell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0">
            <text:p>150,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on Thruster I</text:p>
          </table:table-cell>
          <table:table-cell table:style-name="ce1" office:value-type="string">
            <text:p>Thruster</text:p>
          </table:table-cell>
          <table:table-cell office:value-type="string">
            <text:p>Produces omnidirectional thrust</text:p>
          </table:table-cell>
          <table:table-cell table:number-columns-repeated="6"/>
          <table:table-cell office:value-type="float" office:value="237">
            <text:p>237,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ser</text:p>
          </table:table-cell>
          <table:table-cell table:style-name="ce1" office:value-type="string">
            <text:p>Weapon</text:p>
          </table:table-cell>
          <table:table-cell office:value-type="string">
            <text:p>Simplest weapon in game</text:p>
          </table:table-cell>
          <table:table-cell table:number-columns-repeated="6"/>
          <table:table-cell office:value-type="float" office:value="194">
            <text:p>194,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ndard Store</text:p>
          </table:table-cell>
          <table:table-cell table:style-name="ce1" office:value-type="string">
            <text:p>Storage</text:p>
          </table:table-cell>
          <table:table-cell office:value-type="string">
            <text:p>Transport component</text:p>
          </table:table-cell>
          <table:table-cell table:number-columns-repeated="6"/>
          <table:table-cell office:value-type="float" office:value="40">
            <text:p>40,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eel Hull SL</text:p>
          </table:table-cell>
          <table:table-cell table:style-name="ce1" office:value-type="string">
            <text:p>Hull</text:p>
          </table:table-cell>
          <table:table-cell table:number-columns-repeated="7"/>
          <table:table-cell office:value-type="float" office:value="63">
            <text:p>63,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eel Hull DL</text:p>
          </table:table-cell>
          <table:table-cell table:style-name="ce1" office:value-type="string">
            <text:p>Hull</text:p>
          </table:table-cell>
          <table:table-cell table:number-columns-repeated="7"/>
          <table:table-cell office:value-type="float" office:value="126">
            <text:p>126,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anner</text:p>
          </table:table-cell>
          <table:table-cell table:style-name="ce1" office:value-type="string">
            <text:p>Sensor</text:p>
          </table:table-cell>
          <table:table-cell table:number-columns-repeated="7"/>
          <table:table-cell office:value-type="float" office:value="112">
            <text:p>112,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on Booster I</text:p>
          </table:table-cell>
          <table:table-cell table:style-name="ce1" office:value-type="string">
            <text:p>Thruster</text:p>
          </table:table-cell>
          <table:table-cell office:value-type="string">
            <text:p>One directional thrust</text:p>
          </table:table-cell>
          <table:table-cell table:number-columns-repeated="6"/>
          <table:table-cell office:value-type="float" office:value="310">
            <text:p>310,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on Booster II</text:p>
          </table:table-cell>
          <table:table-cell table:style-name="ce1" office:value-type="string">
            <text:p>Thruster</text:p>
          </table:table-cell>
          <table:table-cell office:value-type="string">
            <text:p>One directional thrust</text:p>
          </table:table-cell>
          <table:table-cell table:number-columns-repeated="6"/>
          <table:table-cell office:value-type="float" office:value="274">
            <text:p>274,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on Booster II</text:p>
          </table:table-cell>
          <table:table-cell table:style-name="ce1" office:value-type="string">
            <text:p>Thruster</text:p>
          </table:table-cell>
          <table:table-cell office:value-type="string">
            <text:p>One directional thrust</text:p>
          </table:table-cell>
          <table:table-cell table:number-columns-repeated="6"/>
          <table:table-cell office:value-type="float" office:value="241">
            <text:p>241,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ithium Accumulator III</text:p>
          </table:table-cell>
          <table:table-cell table:style-name="ce1" office:value-type="string">
            <text:p>Accu</text:p>
          </table:table-cell>
          <table:table-cell table:number-columns-repeated="7"/>
          <table:table-cell office:value-type="float" office:value="362">
            <text:p>362,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thium Accumulator II</text:p>
          </table:table-cell>
          <table:table-cell table:style-name="ce1" office:value-type="string">
            <text:p>Accu</text:p>
          </table:table-cell>
          <table:table-cell table:number-columns-repeated="7"/>
          <table:table-cell office:value-type="float" office:value="399">
            <text:p>399,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atling</text:p>
          </table:table-cell>
          <table:table-cell table:style-name="ce1" office:value-type="string">
            <text:p>Weapon</text:p>
          </table:table-cell>
          <table:table-cell office:value-type="string">
            <text:p>Projectile weapon</text:p>
          </table:table-cell>
          <table:table-cell table:number-columns-repeated="6"/>
          <table:table-cell office:value-type="float" office:value="455">
            <text:p>455,0</text:p>
          </table:table-cell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7"/>
          <table:table-cell office:value-type="float" office:value="2">
            <text:p>2,0</text:p>
          </table:table-cell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>
          <table:table-cell office:value-type="float" office:value="255">
            <text:p>255</text:p>
          </table:table-cell>
          <table:table-cell/>
          <table:table-cell table:number-columns-repeated="9"/>
        </table:table-row>
        <table:table-row table:style-name="ro1">
          <table:table-cell/>
          <table:table-cell/>
          <table:table-cell table:number-columns-repeated="9"/>
        </table:table-row>
        <table:table-row table:style-name="ro1" table:number-rows-repeated="10483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tt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4" office:value-type="string">
            <text:p>Name (REFERENCE)</text:p>
          </table:table-cell>
          <table:table-cell table:style-name="ce4" office:value-type="string">
            <text:p>Rarity (Smaller = Rarer)</text:p>
          </table:table-cell>
          <table:table-cell table:style-name="ce4" office:value-type="string">
            <text:p>Occurency</text:p>
          </table:table-cell>
          <table:table-cell table:number-columns-repeated="2"/>
        </table:table-row>
        <table:table-row table:style-name="ro1">
          <table:table-cell table:formula="of:=[Components.B2]" office:value-type="string" office:string-value="Water">
            <text:p>Water</text:p>
          </table:table-cell>
          <table:table-cell office:value-type="float" office:value="60">
            <text:p>60</text:p>
          </table:table-cell>
          <table:table-cell table:formula="of:= [.B2]/[.E$3]" office:value-type="float" office:value="0.0312989045383412">
            <text:p>0,03</text:p>
          </table:table-cell>
          <table:table-cell table:style-name="ce4" office:value-type="string">
            <text:p>Matter Distribution</text:p>
          </table:table-cell>
          <table:table-cell/>
        </table:table-row>
        <table:table-row table:style-name="ro1">
          <table:table-cell table:formula="of:=[Components.B3]" office:value-type="string" office:string-value="Ice">
            <text:p>Ice</text:p>
          </table:table-cell>
          <table:table-cell office:value-type="float" office:value="1000">
            <text:p>1000</text:p>
          </table:table-cell>
          <table:table-cell table:formula="of:= [.B3]/[.E$3]" office:value-type="float" office:value="0.521648408972353">
            <text:p>0,52</text:p>
          </table:table-cell>
          <table:table-cell office:value-type="string">
            <text:p>Rarity Sum:</text:p>
          </table:table-cell>
          <table:table-cell table:formula="of:=SUM([.B2:.B31])" office:value-type="float" office:value="1917">
            <text:p>1917</text:p>
          </table:table-cell>
        </table:table-row>
        <table:table-row table:style-name="ro1">
          <table:table-cell table:formula="of:=[Components.B4]" office:value-type="string" office:string-value="Plutonic Rock">
            <text:p>Plutonic Rock</text:p>
          </table:table-cell>
          <table:table-cell office:value-type="float" office:value="40">
            <text:p>40</text:p>
          </table:table-cell>
          <table:table-cell table:formula="of:= [.B4]/[.E$3]" office:value-type="float" office:value="0.0208659363588941">
            <text:p>0,02</text:p>
          </table:table-cell>
          <table:table-cell table:number-columns-repeated="2"/>
        </table:table-row>
        <table:table-row table:style-name="ro1">
          <table:table-cell table:formula="of:=[Components.B5]" office:value-type="string" office:string-value="Volcanic Rock">
            <text:p>Volcanic Rock</text:p>
          </table:table-cell>
          <table:table-cell office:value-type="float" office:value="40">
            <text:p>40</text:p>
          </table:table-cell>
          <table:table-cell table:formula="of:= [.B5]/[.E$3]" office:value-type="float" office:value="0.0208659363588941">
            <text:p>0,02</text:p>
          </table:table-cell>
          <table:table-cell office:value-type="string">
            <text:p>Hydrogen</text:p>
          </table:table-cell>
          <table:table-cell table:formula="of:=SUMPRODUCT([Components.E$2:Components.E$31]; [.B$2:.B$31])" office:value-type="float" office:value="10111">
            <text:p>10111</text:p>
          </table:table-cell>
        </table:table-row>
        <table:table-row table:style-name="ro1">
          <table:table-cell table:formula="of:=[Components.B6]" office:value-type="string" office:string-value="Clastic Sedimentary Rock">
            <text:p>Clastic Sedimentary Rock</text:p>
          </table:table-cell>
          <table:table-cell office:value-type="float" office:value="30">
            <text:p>30</text:p>
          </table:table-cell>
          <table:table-cell table:formula="of:= [.B6]/[.E$3]" office:value-type="float" office:value="0.0156494522691706">
            <text:p>0,02</text:p>
          </table:table-cell>
          <table:table-cell office:value-type="string">
            <text:p>Carbon</text:p>
          </table:table-cell>
          <table:table-cell table:formula="of:=SUMPRODUCT([Components.F$2:Components.F$31]; [.B$2:.B$31])" office:value-type="float" office:value="1436">
            <text:p>1436</text:p>
          </table:table-cell>
        </table:table-row>
        <table:table-row table:style-name="ro1">
          <table:table-cell table:formula="of:=[Components.B7]" office:value-type="string" office:string-value="Chemical Sedimentary Rock">
            <text:p>Chemical Sedimentary Rock</text:p>
          </table:table-cell>
          <table:table-cell office:value-type="float" office:value="30">
            <text:p>30</text:p>
          </table:table-cell>
          <table:table-cell table:formula="of:= [.B7]/[.E$3]" office:value-type="float" office:value="0.0156494522691706">
            <text:p>0,02</text:p>
          </table:table-cell>
          <table:table-cell office:value-type="string">
            <text:p>Metal</text:p>
          </table:table-cell>
          <table:table-cell table:formula="of:=SUMPRODUCT([Components.G$2:Components.G$31]; [.B$2:.B$31])" office:value-type="float" office:value="4756">
            <text:p>4756</text:p>
          </table:table-cell>
        </table:table-row>
        <table:table-row table:style-name="ro1">
          <table:table-cell table:formula="of:=[Components.B8]" office:value-type="string" office:string-value="Salt">
            <text:p>Salt</text:p>
          </table:table-cell>
          <table:table-cell office:value-type="float" office:value="75">
            <text:p>75</text:p>
          </table:table-cell>
          <table:table-cell table:formula="of:= [.B8]/[.E$3]" office:value-type="float" office:value="0.0391236306729264">
            <text:p>0,04</text:p>
          </table:table-cell>
          <table:table-cell office:value-type="string">
            <text:p>Rare Earth Elements</text:p>
          </table:table-cell>
          <table:table-cell table:formula="of:=SUMPRODUCT([Components.H$2:Components.H$31]; [.B$2:.B$31])" office:value-type="float" office:value="743">
            <text:p>743</text:p>
          </table:table-cell>
        </table:table-row>
        <table:table-row table:style-name="ro1">
          <table:table-cell table:formula="of:=[Components.B9]" office:value-type="string" office:string-value="Metamorphic Rock">
            <text:p>Metamorphic Rock</text:p>
          </table:table-cell>
          <table:table-cell office:value-type="float" office:value="30">
            <text:p>30</text:p>
          </table:table-cell>
          <table:table-cell table:formula="of:= [.B9]/[.E$3]" office:value-type="float" office:value="0.0156494522691706">
            <text:p>0,02</text:p>
          </table:table-cell>
          <table:table-cell office:value-type="string">
            <text:p>Semiconductors</text:p>
          </table:table-cell>
          <table:table-cell table:formula="of:=SUMPRODUCT([Components.I$2:Components.I$31]; [.B$2:.B$31])" office:value-type="float" office:value="2195">
            <text:p>2195</text:p>
          </table:table-cell>
        </table:table-row>
        <table:table-row table:style-name="ro1">
          <table:table-cell table:formula="of:=[Components.B10]" office:value-type="string" office:string-value="Ore">
            <text:p>Ore</text:p>
          </table:table-cell>
          <table:table-cell office:value-type="float" office:value="400">
            <text:p>400</text:p>
          </table:table-cell>
          <table:table-cell table:formula="of:= [.B10]/[.E$3]" office:value-type="float" office:value="0.208659363588941">
            <text:p>0,21</text:p>
          </table:table-cell>
          <table:table-cell office:value-type="string">
            <text:p>Heisenbergium</text:p>
          </table:table-cell>
          <table:table-cell table:formula="of:=SUMPRODUCT([Components.J$2:Components.J$31]; [.B$2:.B$31])" office:value-type="float" office:value="10">
            <text:p>10</text:p>
          </table:table-cell>
        </table:table-row>
        <table:table-row table:style-name="ro1">
          <table:table-cell table:formula="of:=[Components.B11]" office:value-type="string" office:string-value="Rare Ore">
            <text:p>Rare Ore</text:p>
          </table:table-cell>
          <table:table-cell office:value-type="float" office:value="20">
            <text:p>20</text:p>
          </table:table-cell>
          <table:table-cell table:formula="of:= [.B11]/[.E$3]" office:value-type="float" office:value="0.0104329681794471">
            <text:p>0,01</text:p>
          </table:table-cell>
          <table:table-cell table:number-columns-repeated="2"/>
        </table:table-row>
        <table:table-row table:style-name="ro1">
          <table:table-cell table:formula="of:=[Components.B12]" office:value-type="string" office:string-value="Forzen Gas">
            <text:p>Forzen Gas</text:p>
          </table:table-cell>
          <table:table-cell office:value-type="float" office:value="10">
            <text:p>10</text:p>
          </table:table-cell>
          <table:table-cell table:formula="of:= [.B12]/[.E$3]" office:value-type="float" office:value="0.00521648408972353">
            <text:p>0,01</text:p>
          </table:table-cell>
          <table:table-cell table:number-columns-repeated="2"/>
        </table:table-row>
        <table:table-row table:style-name="ro1">
          <table:table-cell table:formula="of:=[Components.B13]" office:value-type="string" office:string-value="Pyroklastite">
            <text:p>Pyroklastite</text:p>
          </table:table-cell>
          <table:table-cell office:value-type="float" office:value="60">
            <text:p>60</text:p>
          </table:table-cell>
          <table:table-cell table:formula="of:= [.B13]/[.E$3]" office:value-type="float" office:value="0.0312989045383412">
            <text:p>0,03</text:p>
          </table:table-cell>
          <table:table-cell table:number-columns-repeated="2"/>
        </table:table-row>
        <table:table-row table:style-name="ro1">
          <table:table-cell table:formula="of:=[Components.B14]" office:value-type="string" office:string-value="Silicate">
            <text:p>Silicate</text:p>
          </table:table-cell>
          <table:table-cell office:value-type="float" office:value="55">
            <text:p>55</text:p>
          </table:table-cell>
          <table:table-cell table:formula="of:= [.B14]/[.E$3]" office:value-type="float" office:value="0.0286906624934794">
            <text:p>0,03</text:p>
          </table:table-cell>
          <table:table-cell table:number-columns-repeated="2"/>
        </table:table-row>
        <table:table-row table:style-name="ro1">
          <table:table-cell table:formula="of:=[Components.B15]" office:value-type="string" office:string-value="Magnetite">
            <text:p>Magnetite</text:p>
          </table:table-cell>
          <table:table-cell office:value-type="float" office:value="6">
            <text:p>6</text:p>
          </table:table-cell>
          <table:table-cell table:formula="of:= [.B15]/[.E$3]" office:value-type="float" office:value="0.00312989045383412">
            <text:p>0</text:p>
          </table:table-cell>
          <table:table-cell table:number-columns-repeated="2"/>
        </table:table-row>
        <table:table-row table:style-name="ro1">
          <table:table-cell table:formula="of:=[Components.B16]" office:value-type="string" office:string-value="Gold">
            <text:p>Gold</text:p>
          </table:table-cell>
          <table:table-cell office:value-type="float" office:value="3">
            <text:p>3</text:p>
          </table:table-cell>
          <table:table-cell table:formula="of:= [.B16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B17]" office:value-type="string" office:string-value="Lava">
            <text:p>Lava</text:p>
          </table:table-cell>
          <table:table-cell office:value-type="float" office:value="15">
            <text:p>15</text:p>
          </table:table-cell>
          <table:table-cell table:formula="of:= [.B17]/[.E$3]" office:value-type="float" office:value="0.00782472613458529">
            <text:p>0,01</text:p>
          </table:table-cell>
          <table:table-cell table:number-columns-repeated="2"/>
        </table:table-row>
        <table:table-row table:style-name="ro1">
          <table:table-cell table:formula="of:=[Components.B18]" office:value-type="string" office:string-value="Sand">
            <text:p>Sand</text:p>
          </table:table-cell>
          <table:table-cell office:value-type="float" office:value="2">
            <text:p>2</text:p>
          </table:table-cell>
          <table:table-cell table:formula="of:= [.B18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B19]" office:value-type="string" office:string-value="Garbage">
            <text:p>Garbage</text:p>
          </table:table-cell>
          <table:table-cell office:value-type="float" office:value="5">
            <text:p>5</text:p>
          </table:table-cell>
          <table:table-cell table:formula="of:= [.B19]/[.E$3]" office:value-type="float" office:value="0.00260824204486176">
            <text:p>0</text:p>
          </table:table-cell>
          <table:table-cell table:number-columns-repeated="2"/>
        </table:table-row>
        <table:table-row table:style-name="ro1">
          <table:table-cell table:formula="of:=[Components.B20]" office:value-type="string" office:string-value="Organic Sedimentary Rock">
            <text:p>Organic Sedimentary Rock</text:p>
          </table:table-cell>
          <table:table-cell office:value-type="float" office:value="8">
            <text:p>8</text:p>
          </table:table-cell>
          <table:table-cell table:formula="of:= [.B20]/[.E$3]" office:value-type="float" office:value="0.00417318727177882">
            <text:p>0</text:p>
          </table:table-cell>
          <table:table-cell table:number-columns-repeated="2"/>
        </table:table-row>
        <table:table-row table:style-name="ro1">
          <table:table-cell table:formula="of:=[Components.B21]" office:value-type="string" office:string-value="Wood">
            <text:p>Wood</text:p>
          </table:table-cell>
          <table:table-cell office:value-type="float" office:value="2">
            <text:p>2</text:p>
          </table:table-cell>
          <table:table-cell table:formula="of:= [.B21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B22]" office:value-type="string" office:string-value="Earth">
            <text:p>Earth</text:p>
          </table:table-cell>
          <table:table-cell office:value-type="float" office:value="1">
            <text:p>1</text:p>
          </table:table-cell>
          <table:table-cell table:formula="of:= [.B22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B23]" office:value-type="string" office:string-value="Grass">
            <text:p>Grass</text:p>
          </table:table-cell>
          <table:table-cell office:value-type="float" office:value="1">
            <text:p>1</text:p>
          </table:table-cell>
          <table:table-cell table:formula="of:= [.B23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B24]" office:value-type="string" office:string-value="Fungus">
            <text:p>Fungus</text:p>
          </table:table-cell>
          <table:table-cell office:value-type="float" office:value="3">
            <text:p>3</text:p>
          </table:table-cell>
          <table:table-cell table:formula="of:= [.B24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B25]" office:value-type="string" office:string-value="Chalk">
            <text:p>Chalk</text:p>
          </table:table-cell>
          <table:table-cell office:value-type="float" office:value="4">
            <text:p>4</text:p>
          </table:table-cell>
          <table:table-cell table:formula="of:= [.B25]/[.E$3]" office:value-type="float" office:value="0.00208659363588941">
            <text:p>0</text:p>
          </table:table-cell>
          <table:table-cell table:number-columns-repeated="2"/>
        </table:table-row>
        <table:table-row table:style-name="ro1">
          <table:table-cell table:formula="of:=[Components.B26]" office:value-type="string" office:string-value="Algae">
            <text:p>Algae</text:p>
          </table:table-cell>
          <table:table-cell office:value-type="float" office:value="4">
            <text:p>4</text:p>
          </table:table-cell>
          <table:table-cell table:formula="of:= [.B26]/[.E$3]" office:value-type="float" office:value="0.00208659363588941">
            <text:p>0</text:p>
          </table:table-cell>
          <table:table-cell table:number-columns-repeated="2"/>
        </table:table-row>
        <table:table-row table:style-name="ro1">
          <table:table-cell table:formula="of:=[Components.B27]" office:value-type="string" office:string-value="Oil">
            <text:p>Oil</text:p>
          </table:table-cell>
          <table:table-cell office:value-type="float" office:value="5">
            <text:p>5</text:p>
          </table:table-cell>
          <table:table-cell table:formula="of:= [.B27]/[.E$3]" office:value-type="float" office:value="0.00260824204486176">
            <text:p>0</text:p>
          </table:table-cell>
          <table:table-cell table:number-columns-repeated="2"/>
        </table:table-row>
        <table:table-row table:style-name="ro1">
          <table:table-cell table:formula="of:=[Components.B28]" office:value-type="string" office:string-value="Leafs">
            <text:p>Leafs</text:p>
          </table:table-cell>
          <table:table-cell office:value-type="float" office:value="3">
            <text:p>3</text:p>
          </table:table-cell>
          <table:table-cell table:formula="of:= [.B28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B29]" office:value-type="string" office:string-value="Plastic">
            <text:p>Plastic</text:p>
          </table:table-cell>
          <table:table-cell office:value-type="float" office:value="1">
            <text:p>1</text:p>
          </table:table-cell>
          <table:table-cell table:formula="of:= [.B29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B30]" office:value-type="string" office:string-value="Crystalin Solar Matter">
            <text:p>Crystalin Solar Matter</text:p>
          </table:table-cell>
          <table:table-cell office:value-type="float" office:value="2">
            <text:p>2</text:p>
          </table:table-cell>
          <table:table-cell table:formula="of:= [.B30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B31]" office:value-type="string" office:string-value="Heisenberg Plasma">
            <text:p>Heisenberg Plasma</text:p>
          </table:table-cell>
          <table:table-cell office:value-type="float" office:value="2">
            <text:p>2</text:p>
          </table:table-cell>
          <table:table-cell table:formula="of:= [.B31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B32]" office:value-type="string" office:string-value="Hydrogen Plasma">
            <text:p>Hydrogen Plasma</text:p>
          </table:table-cell>
          <table:table-cell office:value-type="float" office:value="1000000">
            <text:p>1000000</text:p>
          </table:table-cell>
          <table:table-cell table:formula="of:= [.B32]/[.E$3]" office:value-type="float" office:value="521.648408972353">
            <text:p>521,65</text:p>
          </table:table-cell>
          <table:table-cell table:number-columns-repeated="2"/>
        </table:table-row>
        <table:table-row table:style-name="ro1">
          <table:table-cell table:formula="of:=[Components.B33]" office:value-type="string" office:string-value="Helium Plasma">
            <text:p>Helium Plasma</text:p>
          </table:table-cell>
          <table:table-cell office:value-type="float" office:value="10000">
            <text:p>10000</text:p>
          </table:table-cell>
          <table:table-cell table:formula="of:= [.B33]/[.E$3]" office:value-type="float" office:value="5.21648408972353">
            <text:p>5,22</text:p>
          </table:table-cell>
          <table:table-cell table:number-columns-repeated="2"/>
        </table:table-row>
        <table:table-row table:style-name="ro1">
          <table:table-cell table:formula="of:=[Components.B34]" office:value-type="string" office:string-value="Computer I">
            <text:p>Computer I</text:p>
          </table:table-cell>
          <table:table-cell table:number-columns-repeated="4"/>
        </table:table-row>
        <table:table-row table:style-name="ro1">
          <table:table-cell table:formula="of:=[Components.B35]" office:value-type="string" office:string-value="Solar Cell I">
            <text:p>Solar Cell I</text:p>
          </table:table-cell>
          <table:table-cell table:number-columns-repeated="4"/>
        </table:table-row>
        <table:table-row table:style-name="ro1">
          <table:table-cell table:formula="of:=[Components.B36]" office:value-type="string" office:string-value="Ion Thruster I">
            <text:p>Ion Thruster I</text:p>
          </table:table-cell>
          <table:table-cell table:number-columns-repeated="4"/>
        </table:table-row>
        <table:table-row table:style-name="ro1">
          <table:table-cell table:formula="of:=[Components.B37]" office:value-type="string" office:string-value="Laser">
            <text:p>Laser</text:p>
          </table:table-cell>
          <table:table-cell table:number-columns-repeated="4"/>
        </table:table-row>
        <table:table-row table:style-name="ro1">
          <table:table-cell table:formula="of:=[Components.B38]" office:value-type="string" office:string-value="Standard Store">
            <text:p>Standard Store</text:p>
          </table:table-cell>
          <table:table-cell table:number-columns-repeated="4"/>
        </table:table-row>
        <table:table-row table:style-name="ro1">
          <table:table-cell table:formula="of:=[Components.B39]" office:value-type="string" office:string-value="Steel Hull SL">
            <text:p>Steel Hull SL</text:p>
          </table:table-cell>
          <table:table-cell table:number-columns-repeated="4"/>
        </table:table-row>
        <table:table-row table:style-name="ro1">
          <table:table-cell table:formula="of:=[Components.B40]" office:value-type="string" office:string-value="Steel Hull DL">
            <text:p>Steel Hull DL</text:p>
          </table:table-cell>
          <table:table-cell table:number-columns-repeated="4"/>
        </table:table-row>
        <table:table-row table:style-name="ro1">
          <table:table-cell table:formula="of:=[Components.B41]" office:value-type="string" office:string-value="Scanner">
            <text:p>Scanner</text:p>
          </table:table-cell>
          <table:table-cell table:number-columns-repeated="4"/>
        </table:table-row>
        <table:table-row table:style-name="ro1">
          <table:table-cell table:formula="of:=[Components.B42]" office:value-type="string" office:string-value="Ion Booster I">
            <text:p>Ion Booster I</text:p>
          </table:table-cell>
          <table:table-cell table:number-columns-repeated="4"/>
        </table:table-row>
        <table:table-row table:style-name="ro1">
          <table:table-cell table:formula="of:=[Components.B43]" office:value-type="string" office:string-value="Ion Booster II">
            <text:p>Ion Booster II</text:p>
          </table:table-cell>
          <table:table-cell table:number-columns-repeated="4"/>
        </table:table-row>
        <table:table-row table:style-name="ro1">
          <table:table-cell table:formula="of:=[Components.B44]" office:value-type="string" office:string-value="Ion Booster II">
            <text:p>Ion Booster II</text:p>
          </table:table-cell>
          <table:table-cell table:number-columns-repeated="4"/>
        </table:table-row>
        <table:table-row table:style-name="ro1">
          <table:table-cell table:formula="of:=[Components.B45]" office:value-type="string" office:string-value="Lithium Accumulator III">
            <text:p>Lithium Accumulator III</text:p>
          </table:table-cell>
          <table:table-cell table:number-columns-repeated="4"/>
        </table:table-row>
        <table:table-row table:style-name="ro1">
          <table:table-cell table:formula="of:=[Components.B46]" office:value-type="string" office:string-value="Lithium Accumulator II">
            <text:p>Lithium Accumulator II</text:p>
          </table:table-cell>
          <table:table-cell table:number-columns-repeated="4"/>
        </table:table-row>
        <table:table-row table:style-name="ro1">
          <table:table-cell table:formula="of:=[Components.B47]" office:value-type="string" office:string-value="Gatling">
            <text:p>Gatling</text:p>
          </table:table-cell>
          <table:table-cell table:number-columns-repeated="4"/>
        </table:table-row>
        <table:table-row table:style-name="ro1">
          <table:table-cell table:formula="of:=[Components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23]" office:value-type="float" office:value="0">
            <text:p>0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formula="of:=[Components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B258]" office:value-type="float" office:value="0">
            <text:p>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17.01.2016</text:date>, <text:time>14:1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6M12S</meta:editing-duration>
    <meta:editing-cycles>76</meta:editing-cycles>
    <meta:generator>OpenOffice/4.1.1$Win32 OpenOffice.org_project/411m6$Build-9775</meta:generator>
    <dc:date>2016-01-17T14:16:20.91</dc:date>
    <dc:creator>Johannes Jendersie</dc:creator>
    <meta:document-statistic meta:table-count="2" meta:cell-count="812" meta:object-count="0"/>
    <meta:user-defined meta:name="Info 1"/>
    <meta:user-defined meta:name="Info 2"/>
    <meta:user-defined meta:name="Info 3"/>
    <meta:user-defined meta:name="Info 4"/>
  </office:meta>
</office:document-meta>
</file>